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605cm"/>
    </style:style>
    <style:style style:name="co3" style:family="table-column">
      <style:table-column-properties fo:break-before="auto" style:column-width="5.666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3.6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4586" fo:border="0.06pt solid #000000"/>
      <style:text-properties fo:color="#83caff" style:font-name="Trebuchet M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Arial" style:font-name-asian="DejaVu Sans" style:font-name-complex="DejaVu Sans"/>
    </style:style>
    <style:style style:name="ce4" style:family="table-cell" style:parent-style-name="Default" style:data-style-name="N37">
      <style:table-cell-properties fo:background-color="#004586" fo:border="0.06pt solid #000000"/>
      <style:text-properties fo:color="#83caff" style:font-name="Trebuchet MS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Arial" style:font-name-asian="DejaVu Sans" style:font-name-complex="DejaVu Sans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number-columns-repeated="2" table:default-cell-style-name="ce5"/>
        <table:table-column table:style-name="co6" table:default-cell-style-name="ce5"/>
        <table:table-row table:style-name="ro1">
          <table:table-cell table:style-name="Default" table:number-columns-repeated="5"/>
        </table:table-row>
        <table:table-row table:style-name="ro2">
          <table:table-cell table:style-name="ce1" office:value-type="string">
            <text:p>User story</text:p>
          </table:table-cell>
          <table:table-cell table:style-name="ce1" office:value-type="string">
            <text:p>Tarea</text:p>
          </table:table-cell>
          <table:table-cell table:style-name="ce4" office:value-type="date" office:date-value="2012-11-26">
            <text:p>26/11/12</text:p>
          </table:table-cell>
          <table:table-cell table:style-name="ce4" office:value-type="date" office:date-value="2012-11-27">
            <text:p>27/11/12</text:p>
          </table:table-cell>
          <table:table-cell table:style-name="ce4" office:value-type="date" office:date-value="2012-11-28">
            <text:p>28/11/12</text:p>
          </table:table-cell>
        </table:table-row>
        <table:table-row table:style-name="ro1">
          <table:table-cell office:value-type="string">
            <text:p>Como orador quiero ver resultado del evento para obtener estadísticas</text:p>
          </table:table-cell>
          <table:table-cell office:value-type="string">
            <text:p>Codificar correctamente la feature</text:p>
          </table:table-cell>
          <table:table-cell office:value-type="string">
            <text:p>0.5 hora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Armar tabla de estadísticas</text:p>
          </table:table-cell>
          <table:table-cell office:value-type="string">
            <text:p>3 hor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gregar los comentarios</text:p>
          </table:table-cell>
          <table:table-cell office:value-type="string">
            <text:p>1 hora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mo asistente quiero comentar mi calificación para dar más detalle de la misma</text:p>
          </table:table-cell>
          <table:table-cell table:style-name="ce3" office:value-type="string">
            <text:p>Codificar correctamente la feature</text:p>
          </table:table-cell>
          <table:table-cell table:style-name="ce6" office:value-type="string">
            <text:p>0,5 horas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/>
          <table:table-cell table:number-columns-repeated="4"/>
        </table:table-row>
        <table:table-row table:style-name="ro1">
          <table:table-cell table:style-name="ce3" office:value-type="string">
            <text:p>Como orador quiero actualizar los datos del evento en caso de necesitar un cambio</text:p>
          </table:table-cell>
          <table:table-cell table:style-name="ce3" office:value-type="string">
            <text:p>Codificar correctamente la feature</text:p>
          </table:table-cell>
          <table:table-cell/>
          <table:table-cell office:value-type="string">
            <text:p>1 hora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3" office:value-type="string">
            <text:p>Como orador quiero ver las calificaciones históricas globales para obtener estadísticas</text:p>
          </table:table-cell>
          <table:table-cell table:style-name="ce3" office:value-type="string">
            <text:p>Codificar correctamente la feature</text:p>
          </table:table-cell>
          <table:table-cell/>
          <table:table-cell office:value-type="string">
            <text:p>1 hora</text:p>
          </table:table-cell>
          <table:table-cell/>
        </table:table-row>
        <table:table-row table:style-name="ro1">
          <table:table-cell/>
          <table:table-cell table:style-name="ce3" office:value-type="string">
            <text:p>Armar tabla de estadísticas</text:p>
          </table:table-cell>
          <table:table-cell/>
          <table:table-cell office:value-type="string">
            <text:p>1.5 horas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Como orador quiero buscar eventos para ver sus estadísticas</text:p>
          </table:table-cell>
          <table:table-cell table:style-name="ce3" office:value-type="string">
            <text:p>Codificar correctamente la feature</text:p>
          </table:table-cell>
          <table:table-cell table:number-columns-repeated="2"/>
          <table:table-cell office:value-type="string">
            <text:p>2 horas</text:p>
          </table:table-cell>
        </table:table-row>
        <table:table-row table:style-name="ro1">
          <table:table-cell/>
          <table:table-cell table:style-name="ce3" office:value-type="string">
            <text:p>Agregar panel de busqueda</text:p>
          </table:table-cell>
          <table:table-cell table:number-columns-repeated="2"/>
          <table:table-cell office:value-type="string">
            <text:p>1.5 hora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mo orador quiero borrar eventos para sacarlos del sistema</text:p>
          </table:table-cell>
          <table:table-cell table:style-name="ce3" office:value-type="string">
            <text:p>Codificar correctamente la feature</text:p>
          </table:table-cell>
          <table:table-cell table:number-columns-repeated="2"/>
          <table:table-cell office:value-type="string">
            <text:p>0.5 horas</text:p>
          </table:table-cell>
        </table:table-row>
        <table:table-row table:style-name="ro1" table:number-rows-repeated="2">
          <table:table-cell/>
          <table:table-cell table:style-name="ce3"/>
          <table:table-cell table:number-columns-repeated="2"/>
          <table:table-cell table:style-name="ce6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27/11/2012</text:date>, <text:time>15:10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na </meta:initial-creator>
    <meta:creation-date>2012-11-24T00:29:17</meta:creation-date>
    <dc:date>2012-11-27T15:10:44</dc:date>
    <dc:creator>Alejandro </dc:creator>
    <meta:editing-duration>PT5H10M41S</meta:editing-duration>
    <meta:editing-cycles>10</meta:editing-cycles>
    <meta:generator>LibreOffice/3.4$Unix LibreOffice_project/340m1$Build-402</meta:generator>
    <meta:document-statistic meta:table-count="3" meta:cell-count="31" meta:object-count="0"/>
  </office:meta>
</office:document-meta>
</file>